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2" svg:font-family="Mangal"/>
    <style:font-face style:name="OpenSymbol" svg:font-family="OpenSymbol"/>
    <style:font-face style:name="Calibri" svg:font-family="Calibri" style:font-family-generic="swiss"/>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6.977cm" fo:margin-left="0.028cm" fo:margin-right="-0.005cm" table:align="margins"/>
    </style:style>
    <style:style style:name="Tabela1.A" style:family="table-column">
      <style:table-column-properties style:column-width="0.924cm" style:rel-column-width="3567*"/>
    </style:style>
    <style:style style:name="Tabela1.B" style:family="table-column">
      <style:table-column-properties style:column-width="3.203cm" style:rel-column-width="12364*"/>
    </style:style>
    <style:style style:name="Tabela1.C" style:family="table-column">
      <style:table-column-properties style:column-width="3.33cm" style:rel-column-width="12855*"/>
    </style:style>
    <style:style style:name="Tabela1.D" style:family="table-column">
      <style:table-column-properties style:column-width="3.581cm" style:rel-column-width="13821*"/>
    </style:style>
    <style:style style:name="Tabela1.E" style:family="table-column">
      <style:table-column-properties style:column-width="5.939cm" style:rel-column-width="22928*"/>
    </style:style>
    <style:style style:name="Tabela1.A1" style:family="table-cell">
      <style:table-cell-properties fo:padding="0.097cm" fo:border-left="0.002cm solid #000000" fo:border-right="none" fo:border-top="0.002cm solid #000000" fo:border-bottom="0.002cm solid #000000"/>
    </style:style>
    <style:style style:name="Tabela1.E1" style:family="table-cell">
      <style:table-cell-properties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paragraph-properties fo:break-before="page"/>
    </style:style>
    <style:style style:name="P3" style:family="paragraph" style:parent-style-name="Text_20_body">
      <style:paragraph-properties fo:text-align="center" style:justify-single-word="false" fo:break-before="page"/>
    </style:style>
    <style:style style:name="P4" style:family="paragraph" style:parent-style-name="Table_20_Contents">
      <style:paragraph-properties fo:text-align="center" style:justify-single-word="false"/>
    </style:style>
    <style:style style:name="P5" style:family="paragraph" style:parent-style-name="Standard">
      <style:paragraph-properties fo:margin-top="0cm" fo:margin-bottom="0.353cm" fo:line-height="115%" fo:text-align="center" style:justify-single-word="false" style:text-autospace="none"/>
      <style:text-properties style:font-name="Calibri" fo:font-size="11pt" fo:font-style="italic" style:font-name-asian="Calibri" style:font-size-asian="11pt" style:font-style-asian="italic" style:font-name-complex="Calibri" style:font-size-complex="11pt" style:font-style-complex="italic"/>
    </style:style>
    <style:style style:name="P6" style:family="paragraph" style:parent-style-name="Standard">
      <style:paragraph-properties fo:margin-top="0cm" fo:margin-bottom="0.353cm" fo:line-height="115%" fo:text-align="center" style:justify-single-word="false" fo:break-before="page" style:text-autospace="none"/>
      <style:text-properties style:font-name="Calibri" fo:font-size="11pt" fo:font-style="italic" style:font-name-asian="Calibri" style:font-size-asian="11pt" style:font-style-asian="italic" style:font-name-complex="Calibri" style:font-size-complex="11pt" style:font-style-complex="italic"/>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Standard">
      <style:paragraph-properties fo:text-align="justify" style:justify-single-word="false"/>
    </style:style>
    <style:style style:name="P9" style:family="paragraph" style:parent-style-name="Strona_20_tytułowa_20_1" style:master-page-name="First_20_Page">
      <style:paragraph-properties style:page-number="auto"/>
    </style:style>
    <style:style style:name="P10" style:family="paragraph" style:parent-style-name="Heading_20_1" style:list-style-name="">
      <style:paragraph-properties>
        <style:tab-stops/>
      </style:paragraph-properties>
    </style:style>
    <style:style style:name="P11" style:family="paragraph" style:parent-style-name="Heading_20_1">
      <style:paragraph-properties fo:break-before="page"/>
    </style:style>
    <style:style style:name="P12" style:family="paragraph" style:parent-style-name="Human_7e_LT_7e_Untertitel" style:list-style-name="L3">
      <style:paragraph-properties fo:text-align="start" style:justify-single-word="false"/>
    </style:style>
    <style:style style:name="P13" style:family="paragraph" style:parent-style-name="Human_7e_LT_7e_Untertitel" style:list-style-name="L3">
      <style:paragraph-properties fo:text-align="start" style:justify-single-word="false" style:text-autospace="none">
        <style:tab-stops/>
      </style:paragraph-properties>
    </style:style>
    <style:style style:name="P14" style:family="paragraph">
      <style:paragraph-properties fo:margin-left="0cm" fo:margin-right="0cm" fo:margin-top="0cm" fo:margin-bottom="0cm" fo:line-height="100%" fo:text-align="center" fo:text-indent="0cm">
        <style:tab-stops/>
      </style:paragraph-properties>
    </style:style>
    <style:style style:name="P1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Arial1"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use-window-font-color="true" style:text-outline="false" style:text-line-through-style="none" style:font-name="Times New Roman"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T4" style:family="text">
      <style:text-properties style:use-window-font-color="true" style:text-outline="false" style:text-line-through-style="none" style:font-name="Arial1"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ffffff" draw:fill-gradient-name="Gradient_20_7" draw:fill-hatch-name="Hatch_20_3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draw:stroke-dash="Dash_20_40" svg:stroke-width="0cm" svg:stroke-color="#000000" draw:marker-start="" draw:marker-start-width="0.3cm" draw:marker-start-center="false" draw:marker-end="Arrow" draw:marker-end-width="0.3cm" draw:marker-end-center="false" draw:fill="solid" draw:fill-color="#ffffff" draw:fill-gradient-name="Gradient_20_7" draw:fill-hatch-name="Hatch_20_3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ffffff" draw:fill-gradient-name="Gradient_20_7" draw:fill-hatch-name="Hatch_20_4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ffffff" draw:fill-gradient-name="Gradient_20_7" draw:fill-hatch-name="Hatch_20_4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43" svg:stroke-width="0cm" svg:stroke-color="#000000" draw:marker-start="" draw:marker-start-width="0.3cm" draw:marker-start-center="false" draw:marker-end="Arrow" draw:marker-end-width="0.3cm" draw:marker-end-center="false" draw:fill="solid" draw:fill-color="#ffffff" draw:fill-gradient-name="Gradient_20_7" draw:fill-hatch-name="Hatch_20_4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44" svg:stroke-width="0cm" svg:stroke-color="#000000" draw:marker-start="" draw:marker-start-width="0.3cm" draw:marker-start-center="false" draw:marker-end="" draw:marker-end-width="0.3cm" draw:marker-end-center="false" draw:fill="solid" draw:fill-color="#ffffff" draw:fill-gradient-name="Gradient_20_7" draw:fill-hatch-name="Hatch_20_4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45" svg:stroke-width="0cm" svg:stroke-color="#000000" draw:marker-start="" draw:marker-start-width="0.3cm" draw:marker-start-center="false" draw:marker-end="Arrow" draw:marker-end-width="0.3cm" draw:marker-end-center="false" draw:fill="solid" draw:fill-color="#ffffff" draw:fill-gradient-name="Gradient_20_7" draw:fill-hatch-name="Hatch_20_4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46" svg:stroke-width="0cm" svg:stroke-color="#000000" draw:marker-start="" draw:marker-start-width="0.3cm" draw:marker-start-center="false" draw:marker-end="" draw:marker-end-width="0.3cm" draw:marker-end-center="false" draw:fill="solid" draw:fill-color="#ffffff" draw:fill-gradient-name="Gradient_20_7" draw:fill-hatch-name="Hatch_20_4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47" svg:stroke-width="0cm" svg:stroke-color="#000000" draw:marker-start="" draw:marker-start-width="0.3cm" draw:marker-start-center="false" draw:marker-end="Arrow" draw:marker-end-width="0.3cm" draw:marker-end-center="false" draw:fill="solid" draw:fill-color="#ffffff" draw:fill-gradient-name="Gradient_20_7" draw:fill-hatch-name="Hatch_20_4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48" svg:stroke-width="0cm" svg:stroke-color="#000000" draw:marker-start="" draw:marker-start-width="0.3cm" draw:marker-start-center="false" draw:marker-end="" draw:marker-end-width="0.3cm" draw:marker-end-center="false" draw:fill="solid" draw:fill-color="#ffffff" draw:fill-gradient-name="Gradient_20_7" draw:fill-hatch-name="Hatch_20_47"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49" svg:stroke-width="0cm" svg:stroke-color="#000000" draw:marker-start="" draw:marker-start-width="0.3cm" draw:marker-start-center="false" draw:marker-end="" draw:marker-end-width="0.3cm" draw:marker-end-center="false" draw:fill="solid" draw:fill-color="#ffffff" draw:fill-gradient-name="Gradient_20_7" draw:fill-hatch-name="Hatch_20_4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50" svg:stroke-width="0cm" svg:stroke-color="#000000" draw:marker-start="" draw:marker-start-width="0.3cm" draw:marker-start-center="false" draw:marker-end="Arrow" draw:marker-end-width="0.3cm" draw:marker-end-center="false" draw:fill="solid" draw:fill-color="#ffffff" draw:fill-gradient-name="Gradient_20_7" draw:fill-hatch-name="Hatch_20_4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51" svg:stroke-width="0cm" svg:stroke-color="#000000" draw:marker-start="" draw:marker-start-width="0.3cm" draw:marker-start-center="false" draw:marker-end="Arrow" draw:marker-end-width="0.3cm" draw:marker-end-center="false" draw:fill="solid" draw:fill-color="#ffffff" draw:fill-gradient-name="Gradient_20_7" draw:fill-hatch-name="Hatch_20_5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Strona_20_tytułowa_20_1">Krzysztof Kusiak, Rafał Łukaszewski</text:p>
      <text:p text:style-name="Strona_20_tytułowa_20_1"/>
      <text:p text:style-name="Strona_20_tytułowa_20_1"/>
      <text:p text:style-name="Strona_20_tytułowa_20_1"/>
      <text:p text:style-name="Strona_20_tytułowa_20_1"/>
      <text:p text:style-name="Strona_20_tytułowa_20_1">Dokumentacja projektu <text:span text:style-name="T1">Under Siege</text:span></text:p>
      <text:p text:style-name="Strona_20_tytułowa_20_2">Szkic architektury</text:p>
      <text:p text:style-name="Strona_20_tytułowa_20_2"/>
      <text:p text:style-name="Strona_20_tytułowa_20_2">15 czerwca 2011</text:p>
      <text:p text:style-name="P5"/>
      <text:p text:style-name="P6"/>
      <text:p text:style-name="P3">Tabela 1. Historia zmian</text:p>
      <table:table table:name="Tabela1" table:style-name="Tabela1">
        <table:table-column table:style-name="Tabela1.A"/>
        <table:table-column table:style-name="Tabela1.B"/>
        <table:table-column table:style-name="Tabela1.C"/>
        <table:table-column table:style-name="Tabela1.D"/>
        <table:table-column table:style-name="Tabela1.E"/>
        <table:table-header-rows>
          <table:table-row>
            <table:table-cell table:style-name="Tabela1.A1" office:value-type="string">
              <text:p text:style-name="Table_20_Heading">Lp.</text:p>
            </table:table-cell>
            <table:table-cell table:style-name="Tabela1.A1" office:value-type="string">
              <text:p text:style-name="Table_20_Heading">Data</text:p>
            </table:table-cell>
            <table:table-cell table:style-name="Tabela1.A1" office:value-type="string">
              <text:p text:style-name="Table_20_Heading">Numer wersji</text:p>
            </table:table-cell>
            <table:table-cell table:style-name="Tabela1.A1" office:value-type="string">
              <text:p text:style-name="Table_20_Heading">Autor</text:p>
            </table:table-cell>
            <table:table-cell table:style-name="Tabela1.E1" office:value-type="string">
              <text:p text:style-name="Table_20_Heading">Opis zmian</text:p>
            </table:table-cell>
          </table:table-row>
        </table:table-header-rows>
        <table:table-row>
          <table:table-cell table:style-name="Tabela1.A2" office:value-type="string">
            <text:p text:style-name="P4">1.</text:p>
          </table:table-cell>
          <table:table-cell table:style-name="Tabela1.A2" office:value-type="string">
            <text:p text:style-name="P4">18 listopada 2010</text:p>
          </table:table-cell>
          <table:table-cell table:style-name="Tabela1.A2" office:value-type="string">
            <text:p text:style-name="P4">0.01</text:p>
          </table:table-cell>
          <table:table-cell table:style-name="Tabela1.A2" office:value-type="string">
            <text:p text:style-name="P4">Krzysztof Kusiak</text:p>
          </table:table-cell>
          <table:table-cell table:style-name="Tabela1.E2" office:value-type="string">
            <text:p text:style-name="P4">utworzenie dokumentu</text:p>
          </table:table-cell>
        </table:table-row>
        <table:table-row>
          <table:table-cell table:style-name="Tabela1.A2" office:value-type="string">
            <text:p text:style-name="P4">2.</text:p>
          </table:table-cell>
          <table:table-cell table:style-name="Tabela1.A2" office:value-type="string">
            <text:p text:style-name="P4">20 listopada 2010</text:p>
          </table:table-cell>
          <table:table-cell table:style-name="Tabela1.A2" office:value-type="string">
            <text:p text:style-name="P4">0.1</text:p>
          </table:table-cell>
          <table:table-cell table:style-name="Tabela1.A2" office:value-type="string">
            <text:p text:style-name="P4">Krzysztof Kusiak</text:p>
          </table:table-cell>
          <table:table-cell table:style-name="Tabela1.E2" office:value-type="string">
            <text:p text:style-name="P4">dodanie podstawowych informacji o architekturze silnika gry</text:p>
          </table:table-cell>
        </table:table-row>
        <table:table-row>
          <table:table-cell table:style-name="Tabela1.A2" office:value-type="string">
            <text:p text:style-name="P4">3.</text:p>
          </table:table-cell>
          <table:table-cell table:style-name="Tabela1.A2" office:value-type="string">
            <text:p text:style-name="P4">16 stycznia 2011</text:p>
          </table:table-cell>
          <table:table-cell table:style-name="Tabela1.A2" office:value-type="string">
            <text:p text:style-name="P4">0.2</text:p>
          </table:table-cell>
          <table:table-cell table:style-name="Tabela1.A2" office:value-type="string">
            <text:p text:style-name="P4">Krzysztof Kusiak</text:p>
          </table:table-cell>
          <table:table-cell table:style-name="Tabela1.E2" office:value-type="string">
            <text:p text:style-name="P4">uzupełnienie informacji<text:line-break/>o wykorzystywanych bibliotekach</text:p>
          </table:table-cell>
        </table:table-row>
        <table:table-row>
          <table:table-cell table:style-name="Tabela1.A2" office:value-type="string">
            <text:p text:style-name="P4"/>
          </table:table-cell>
          <table:table-cell table:style-name="Tabela1.A2" office:value-type="string">
            <text:p text:style-name="P4">10 czerwca 2011</text:p>
          </table:table-cell>
          <table:table-cell table:style-name="Tabela1.A2" office:value-type="string">
            <text:p text:style-name="P4">0.3</text:p>
          </table:table-cell>
          <table:table-cell table:style-name="Tabela1.A2" office:value-type="string">
            <text:p text:style-name="P4">Rafał Łukaszewski</text:p>
          </table:table-cell>
          <table:table-cell table:style-name="Tabela1.E2" office:value-type="string">
            <text:p text:style-name="P4">Opis struktury silnika, drobne poprawki</text:p>
          </table:table-cell>
        </table:table-row>
      </table:table>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Spis treści</text:p>
          </text:index-title>
          <text:p text:style-name="P7">1. Wstęp<text:tab/>5</text:p>
          <text:p text:style-name="P7">2. Opis elementów architektury silnika gry<text:tab/>5</text:p>
        </text:index-body>
      </text:table-of-content>
      <text:h text:style-name="Heading_20_1" text:outline-level="1"/>
      <text:h text:style-name="P10" text:outline-level="1"/>
      <text:p text:style-name="P2"/>
      <text:h text:style-name="P11" text:outline-level="1">1. Wstęp</text:h>
      <text:p text:style-name="Text_20_body"><text:tab/>Niniejszy dokument stanowi wstępny opis architektury gry komputerowej <text:span text:style-name="T1">Under Siege</text:span><text:span text:style-name="T2">.</text:span> Oprócz prezentacji struktury oprogramowania zawiera on także uzasadnienie podjętych decyzji architektonicznych. Opisane tu rozwiązania mogą ulec zmianie w trakcie dalszej realizacji projektu.</text:p>
      <text:h text:style-name="Heading_20_1" text:outline-level="1">2. Opis elementów architektury silnika gry oraz użytych narzędzi.</text:h>
      <text:p text:style-name="Standard">Do zadań silnika gry <text:span text:style-name="T1">Under Siege</text:span> należeć będzie m.in.: <text:line-break/><text:tab/>a) wyświetlanie trójwymiarowych scen złożonych z wielu obiektów, </text:p>
      <text:p text:style-name="Standard"><text:tab/>b) odtwarzanie dźwięków, zarówno muzyki grającej w tle, jak i efektów dźwiękowych, </text:p>
      <text:p text:style-name="Standard"><text:tab/>c) obsługa urządzeń wejściowych, takich jak klawiatury, myszki i gamepady, </text:p>
      <text:p text:style-name="Standard"><text:tab/>d) wykrywanie kolizji pomiędzy obiektami w grze,</text:p>
      <text:p text:style-name="Standard"><text:tab/>e) odczytywanie modeli trójwymiarowych oraz innych zasobów (np. tekstur, shaderów), </text:p>
      <text:p text:style-name="Standard"><text:tab/>f) zarządzanie zasobami (kontrola wykorzystania pamięci itp.),</text:p>
      <text:p text:style-name="Standard"><text:tab/>g) realizacja animacji szkieletowej, </text:p>
      <text:p text:style-name="Standard"><text:tab/>h) dostarczenie komponentów do budowy interfejsu użytkownika.</text:p>
      <text:p text:style-name="Standard"/>
      <text:p text:style-name="Text_20_body"><text:tab/>Gra <text:span text:style-name="T1">Under Siege</text:span><text:span text:style-name="T2"> ma być produktem dos</text:span><text:span text:style-name="T2">t</text:span><text:span text:style-name="T2">ępnym dla użytkowników </text:span><text:span text:style-name="T2">niemal wszystkich popularnych </text:span><text:span text:style-name="T2">systemów operacyjnych używanych w komputerach domowych. To wymaganie<text:line-break/>w oczywisty sposób wpływa na wybór narzędzi, które będą zastosowane w procesie produkcji. Potrzeba bowiem komponentów, zapewniających sprawne działanie gry na różnych platformach, przy jednoczesnej minimalizacji nakładów pracy programistów i zachowaniu należytej wydajności.</text:span></text:p>
      <text:p text:style-name="Text_20_body"><text:tab/>Do realizacji zadań związanych z grafiką trójwymiarową oraz animacją zostanie wykorzystany darmowy silnik Ogre (Object-Oriented Graphics Rendering Engine), będący wolnym oprogramowaniem wydanym na licencji MIT. Jego bogata funkcjonalność w pełni zaspokaja potrzeby związane z niniejszym projektem, pozostawiając znaczny margines możliwości, które mogą być wykorzystane w przyszłości. Do najważniejszych zalet silnika należy doskonała przenośność, przejawiająca się we wsparciu wielu systemów operacyjnych (Windows, Mac OS X, Linux) oraz podsystemów grafiki 3D (DirectX, OpenGL). Jest on oprogramowaniem dojrzałym, charakteryzującym się niezawodnością oraz dobrze przemyślanym i schludnym obiektowym interfejsem programistycznym. Ogre został z powodzeniem zastosowany w wielu grach, również komercyjnych<text:note text:id="ftn1" text:note-class="footnote"><text:note-citation>1</text:note-citation><text:note-body><text:p text:style-name="Footnote">Lista najważniejszych tytułów znajduje się pod adresem <text:a xlink:type="simple" xlink:href="http://www.ogre3d.org/tikiwiki/Projects+Using+OGRE">http://www.ogre3d.org/tikiwiki/Projects+Using+OGRE</text:a>.</text:p></text:note-body></text:note>. </text:p>
      <text:p text:style-name="Text_20_body"><text:tab/>Modele trójwymiarowe zapisywane będą w natywnym formacie silnika Ogre. Do modelowania, jak również projektowania świata gry wykorzystany zostanie Blender (<text:a xlink:type="simple" xlink:href="http://www.blender.org/">http://www.blender.org/</text:a>) – darmowy i będący wolnym oprogramowaniem edytor grafiki trójwymiarowej wydany na licencji GNU GPL wraz z odpowiednim eksporterem<text:note text:id="ftn2" text:note-class="footnote"><text:note-citation>2</text:note-citation><text:note-body><text:p text:style-name="Footnote"><text:a xlink:type="simple" xlink:href="http://www.ogre3d.org/tikiwiki/Projects+Using+OGRE">http://www.ogre3d.org/tikiwiki/Projects+Using+OGRE</text:a></text:p></text:note-body></text:note>.</text:p>
      <text:p text:style-name="Text_20_body"><text:tab/>Silnik gry zintegrowany będzie z interpreterem języka Lua, co pozwoli na programowanie logiki rozgrywki w formie skryptów. Lua zostanie również wykorzystana do zapisu plików konfiguracyjnych, co pozwoli uniknąć problemów z rozwijaniem własnego parsera przy zachowaniu dużej wydajności.</text:p>
      <text:p text:style-name="Text_20_body"><text:tab/>Do obsługi urządzeń wejściowych zostanie użyta wydana na licencji GNU LGPL biblioteka OIS (Object Oriented Input System). Do jej najważniejszych zalet należy przenośność oraz bezproblemowa współpraca z silnikiem Ogre. OIS umożliwia korzystanie z klawiatur, myszek, <text:soft-page-break/>joysticków oraz gamepadów, także tych posiadających wiele osi sterowania oraz funkcję wibracji (<text:span text:style-name="T1">force feedback</text:span>). </text:p>
      <text:p text:style-name="P8"><text:tab/>Interfejs użytkownika będzie silnie wzorowany na interfejsie oryginalnej gry Siege oraz zostanie zaimplementowany przy pomocy silnie związanej z Ogre biblioteki CEGUI (Crazy Eddie's Graphical User Interface System). Udostępnia ona wszystkie niezbędne dla projektu funkcjonalności, w prosty i dobrze opisany sposób dodatkowo ze względu na gotową integrację z językiem Lua.</text:p>
      <text:p text:style-name="P8"><text:tab/>Muzyka grająca w tle oraz efekty dźwiękowe towarzyszące rozgrywce będą odtwarzane za pomocą biblioteki OpenAL, umożliwiającej uzyskanie realistycznego dźwięku przestrzennego. Oprogramowanie to zostało z powodzeniem użyte w wielu komercyjnych grach<text:note text:id="ftn3" text:note-class="footnote"><text:note-citation>3</text:note-citation><text:note-body><text:p text:style-name="Footnote">Spis gier wykorzystujących OpenAL znajduje się pod adresem <text:a xlink:type="simple" xlink:href="http://connect.creativelabs.com/openal/OpenAL%20Wiki/Games.aspx">http://connect.creativelabs.com/openal/OpenAL%20Wiki/Games.aspx</text:a>.</text:p></text:note-body></text:note>, co świadczy<text:line-break/>o jego stabilności i dużych możliwościach. Nie bez znaczenia jest też jego przenośność – OpenAL działa bowiem m.in. w systemach Windows, Linux, Mac OS X oraz BSD.</text:p>
      <text:p text:style-name="P8"/>
      <text:h text:style-name="Heading_20_1" text:outline-level="1">3. Struktura silnika.</text:h>
      <text:p text:style-name="Text_20_body"><text:tab/>Silnik składać się będzie z modułów odpowiedzialnych za kilka wyszczególnionych elementów systemu. Poniższy diagram w uproszczone sposób ilustruje zależności między tymi modułami:</text:p>
      <text:p text:style-name="Text_20_body"><draw:g text:anchor-type="paragraph" draw:z-index="0" draw:style-name="gr1"><draw:custom-shape draw:style-name="gr2" draw:text-style-name="P15" draw:id="id1" svg:width="4.788cm" svg:height="3.151cm" svg:x="1.482cm" svg:y="0.213cm"><text:p text:style-name="P14"><text:span text:style-name="T4">Application</text:span></text:p><draw:enhanced-geometry svg:viewBox="0 0 21600 21600" draw:mirror-horizontal="false" draw:mirror-vertical="false" draw:type="rectangle" draw:enhanced-path="M 0 0 L 21600 0 21600 21600 0 21600 0 0 Z N"/></draw:custom-shape><draw:connector draw:style-name="gr3" draw:text-style-name="P15" svg:x1="6.269cm" svg:y1="1.788cm" svg:x2="8.662cm" svg:y2="2.311cm" draw:start-shape="id1" draw:end-shape="id2" svg:d="m3554 1013h679v297h678"><text:p/></draw:connector><draw:custom-shape draw:style-name="gr4" draw:text-style-name="P15" draw:id="id2" svg:width="6.224cm" svg:height="3.149cm" svg:x="8.663cm" svg:y="0.739cm"><text:p text:style-name="P14"><text:span text:style-name="T4">InputFrameListen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15" draw:id="id3" svg:width="7.661cm" svg:height="2.625cm" svg:x="1.002cm" svg:y="4.413cm"><text:p text:style-name="P14"><text:span text:style-name="T4">Simul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15" svg:x1="11.775cm" svg:y1="3.887cm" svg:x2="8.663cm" svg:y2="5.725cm" draw:start-shape="id2" draw:start-glue-point="2" draw:end-shape="id3" svg:d="m6676 2203v1042h-1764"><text:p/></draw:connector><draw:custom-shape draw:style-name="gr7" draw:text-style-name="P15" draw:id="id4" svg:width="2.874cm" svg:height="1.05cm" svg:x="1.002cm" svg:y="9.138cm"><text:p text:style-name="P14"><text:span text:style-name="T4">Un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5" svg:x1="4.831cm" svg:y1="7.037cm" svg:x2="2.438cm" svg:y2="9.138cm" draw:start-shape="id3" draw:end-shape="id4" draw:end-glue-point="0" svg:d="m2739 3989v596h-1357v595"><text:p/></draw:connector><draw:custom-shape draw:style-name="gr9" draw:text-style-name="P15" draw:id="id5" svg:width="3.352cm" svg:height="1.576cm" svg:x="4.831cm" svg:y="9.138cm"><text:p text:style-name="P14"><text:span text:style-name="T4">Play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15" svg:x1="4.831cm" svg:y1="7.037cm" svg:x2="6.507cm" svg:y2="9.138cm" draw:start-shape="id3" draw:end-shape="id5" svg:d="m2739 3989v596h950v595"><text:p/></draw:connector><draw:custom-shape draw:style-name="gr11" draw:text-style-name="P15" draw:id="id7" svg:width="3.35cm" svg:height="1.597cm" svg:x="12.189cm" svg:y="5.327cm"><text:p text:style-name="P14"><text:span text:style-name="T4">PuzzleBoard</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 draw:text-style-name="P15" draw:id="id6" svg:width="4.788cm" svg:height="2.102cm" svg:x="10.098cm" svg:y="8.613cm"><text:p text:style-name="P14"><text:span text:style-name="T4">Terrai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3" draw:text-style-name="P15" svg:x1="4.831cm" svg:y1="7.037cm" svg:x2="12.492cm" svg:y2="8.612cm" draw:start-shape="id3" draw:end-shape="id6" draw:end-glue-point="0" svg:d="m2739 3989v447h4343v446"><text:p/></draw:connector><draw:connector draw:style-name="gr14" draw:text-style-name="P15" svg:x1="14.886cm" svg:y1="2.312cm" svg:x2="13.863cm" svg:y2="5.327cm" draw:start-shape="id2" draw:start-glue-point="1" draw:end-shape="id7" draw:end-glue-point="0" svg:d="m8440 1311h284v1301h-864v408"><text:p/></draw:connector></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rzonem mechaniki gry jest klasa Simulation, która jest kontenerem dla obiektów dynamicznych, jak również dostarcza metod komunikacji między tymi obiektami. Klasa Unit reprezentuje jednostkę w świecie gry, zawiera informacje o jej stanie, właściwościach, zachowaniach oraz odpowiednich dla niej animacjach. Klasa Player przechowuje dane dotyczące gracza, takie jak np. obecny poziom zamku oraz utrzymuje kolejkę wysyłanych jednostek. Klasa Application inicjalizuje <text:soft-page-break/>wszystkie zewnętrzne biblioteki systemu, czyli m.in. tworzy kontekst wyświetlania dla Ogre oraz łączy ten kontekst z CEGUI. InputFrameListener stanowi warstwe obsługi wejścia oraz komunikacji symulacji z silnikiem graficznym. </text:p>
      <text:h text:style-name="Heading_20_1" text:outline-level="1">3. Pliki konfiguracyjne</text:h>
      <text:list xml:id="list35620043" text:style-name="L3">
        <text:list-header>
          <text:p text:style-name="P12"><text:span text:style-name="T3"/></text:p>
        </text:list-header>
        <text:list-item>
          <text:p text:style-name="P12"><text:span text:style-name="T3">pliki definicji jednostek</text:span></text:p>
          <text:list>
            <text:list-item>
              <text:p text:style-name="P12"><text:span text:style-name="T3">metody zachowań</text:span></text:p>
            </text:list-item>
            <text:list-item>
              <text:p text:style-name="P12"><text:span text:style-name="T3">stałe charakterystyczne dla jednostki</text:span></text:p>
            </text:list-item>
          </text:list>
        </text:list-item>
        <text:list-item>
          <text:p text:style-name="P13"><text:span text:style-name="T3">główny plik konfiguracyjny aplikacji</text:span></text:p>
          <text:list>
            <text:list-item>
              <text:p text:style-name="P13"><text:span text:style-name="T3">układy klocków dla każdej jednostki</text:span></text:p>
            </text:list-item>
            <text:list-item>
              <text:p text:style-name="P13"><text:span text:style-name="T3">lista jednostek których będziemy używać</text:span></text:p>
            </text:list-item>
            <text:list-item>
              <text:p text:style-name="P13"><text:span text:style-name="T3">konfiguracja klawiszy</text:span></text:p>
            </text:list-item>
          </text:list>
        </text:list-item>
        <text:list-item>
          <text:p text:style-name="P13"><text:span text:style-name="T3">pliki planszy</text:span></text:p>
          <text:list>
            <text:list-item>
              <text:p text:style-name="P13"><text:span text:style-name="T3">stałe określające właściwości terenu </text:span></text:p>
            </text:list-item>
            <text:list-item>
              <text:p text:style-name="P13"><text:span text:style-name="T3">dane statycznych elementów świata gry</text:span></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2" svg:font-family="Mangal"/>
    <style:font-face style:name="OpenSymbol" svg:font-family="OpenSymbol"/>
    <style:font-face style:name="Calibri" svg:font-family="Calibri" style:font-family-generic="swiss"/>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Mangal1" svg:font-family="Mangal" style:font-family-generic="system" style:font-pitch="variable"/>
    <style:font-face style:name="SimSun" svg:font-family="SimSu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Strona_20_tytułowa_20_1" style:display-name="Strona tytułowa 1" style:family="paragraph" style:parent-style-name="Standard" style:class="text">
      <style:paragraph-properties fo:margin-top="0cm" fo:margin-bottom="0.353cm" fo:line-height="115%" fo:text-align="center" style:justify-single-word="false" style:text-autospace="none"/>
      <style:text-properties style:font-name="Times New Roman" fo:font-size="24pt" style:font-name-asian="Calibri" style:font-size-asian="24pt" style:font-name-complex="Calibri" style:font-size-complex="24pt"/>
    </style:style>
    <style:style style:name="Strona_20_tytułowa_20_2" style:display-name="Strona tytułowa 2" style:family="paragraph" style:parent-style-name="Standard" style:class="text">
      <style:paragraph-properties fo:margin-top="0cm" fo:margin-bottom="0.353cm" fo:line-height="115%" fo:text-align="center" style:justify-single-word="false" style:text-autospace="none"/>
      <style:text-properties style:font-name="Times New Roman" fo:font-size="18pt" fo:font-style="normal" style:font-name-asian="Calibri" style:font-size-asian="18pt" style:font-style-asian="normal" style:font-name-complex="Calibri" style:font-size-complex="18pt" style:font-style-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er" style:next-style-name="Text_20_body" style:default-outline-level="1" style:class="text">
      <style:paragraph-properties fo:margin-left="0.76cm" fo:margin-right="0.199cm" fo:margin-top="0.319cm" fo:margin-bottom="0.31cm" fo:text-indent="-0.76cm" style:auto-text-indent="false">
        <style:tab-stops/>
      </style:paragraph-properties>
      <style:text-properties style:font-name="Times New Roman1"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omy_3f_lnie" style:display-name="Domy?lnie"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style>
    <style:style style:name="Obiekt_20_ze_20_strza_3f_k_3f_" style:display-name="Obiekt ze strza?k?" style:family="paragraph" style:parent-style-name="Domy_3f_lnie"/>
    <style:style style:name="Obiekt_20_z_20_cieniem" style:display-name="Obiekt z cieniem" style:family="paragraph" style:parent-style-name="Domy_3f_lnie"/>
    <style:style style:name="Obiekt_20_bez_20_wype_3f_nienia" style:display-name="Obiekt bez wype?nienia" style:family="paragraph" style:parent-style-name="Domy_3f_lnie"/>
    <style:style style:name="Text" style:family="paragraph" style:parent-style-name="Caption" style:class="extra"/>
    <style:style style:name="Tre_3f__3f__20_tekstu" style:display-name="Tre?? tekstu" style:family="paragraph" style:parent-style-name="Domy_3f_lnie"/>
    <style:style style:name="Tekst_20_wyjustowany" style:display-name="Tekst wyjustowany" style:family="paragraph" style:parent-style-name="Domy_3f_lnie">
      <style:paragraph-properties fo:text-align="start" style:justify-single-word="false"/>
    </style:style>
    <style:style style:name="Wci_3f_cie_20_pierwszego_20_wiersza" style:display-name="Wci?cie pierwszego wiersza" style:family="paragraph" style:parent-style-name="Domy_3f_lnie">
      <style:paragraph-properties fo:margin-left="0cm" fo:margin-right="0cm" fo:text-indent="0.6cm" style:auto-text-indent="false"/>
    </style:style>
    <style:style style:name="Tytu_3f_" style:display-name="Tytu?" style:family="paragraph" style:parent-style-name="Domy_3f_lnie">
      <style:paragraph-properties fo:margin-top="0.42cm" fo:margin-bottom="0.21cm"/>
    </style:style>
    <style:style style:name="Tytu_3f_1" style:display-name="Tytu?1" style:family="paragraph" style:parent-style-name="Domy_3f_lnie">
      <style:paragraph-properties fo:text-align="center" style:justify-single-word="false"/>
    </style:style>
    <style:style style:name="Tytu_3f_2" style:display-name="Tytu?2" style:family="paragraph" style:parent-style-name="Domy_3f_lnie">
      <style:paragraph-properties fo:margin-left="0cm" fo:margin-right="0.199cm" fo:margin-top="0.101cm" fo:margin-bottom="0.101cm" fo:text-align="center" style:justify-single-word="false" fo:text-indent="0cm" style:auto-text-indent="false"/>
    </style:style>
    <style:style style:name="Nag_3f_ówek" style:display-name="Nag?ówek" style:family="paragraph" style:parent-style-name="Domy_3f_lnie">
      <style:paragraph-properties fo:margin-top="0.42cm" fo:margin-bottom="0.21cm"/>
    </style:style>
    <style:style style:name="Nag_3f_ówek1" style:display-name="Nag?ówek1" style:family="paragraph" style:parent-style-name="Domy_3f_lnie">
      <style:paragraph-properties fo:margin-top="0.42cm" fo:margin-bottom="0.21cm"/>
    </style:style>
    <style:style style:name="Nag_3f_ówek2" style:display-name="Nag?ówek2" style:family="paragraph" style:parent-style-name="Domy_3f_lnie">
      <style:paragraph-properties fo:margin-top="0.42cm" fo:margin-bottom="0.21cm"/>
    </style:style>
    <style:style style:name="Linia_20_wymiarowa" style:display-name="Linia wymiarowa" style:family="paragraph" style:parent-style-name="Domy_3f_lnie"/>
    <style:style style:name="Human_7e_LT_7e_Gliederung_20_1" style:display-name="Human~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Human_7e_LT_7e_Gliederung_20_2" style:display-name="Human~LT~Gliederung 2" style:family="paragraph" style:parent-style-name="Human_7e_LT_7e_Gliederung_20_1">
      <style:paragraph-properties fo:margin-top="0cm" fo:margin-bottom="0.4cm"/>
      <style:text-properties fo:font-size="28pt" style:font-size-asian="28pt" style:font-size-complex="28pt"/>
    </style:style>
    <style:style style:name="Human_7e_LT_7e_Gliederung_20_3" style:display-name="Human~LT~Gliederung 3" style:family="paragraph" style:parent-style-name="Human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Human_7e_LT_7e_Gliederung_20_4" style:display-name="Human~LT~Gliederung 4" style:family="paragraph" style:parent-style-name="Human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Human_7e_LT_7e_Gliederung_20_5" style:display-name="Human~LT~Gliederung 5" style:family="paragraph" style:parent-style-name="Human_7e_LT_7e_Gliederung_20_4">
      <style:paragraph-properties fo:margin-left="6.001cm" fo:margin-right="0cm" fo:margin-top="0cm" fo:margin-bottom="0.101cm" fo:text-indent="-0.6cm" style:auto-text-indent="false">
        <style:tab-stops/>
      </style:paragraph-properties>
    </style:style>
    <style:style style:name="Human_7e_LT_7e_Gliederung_20_6" style:display-name="Human~LT~Gliederung 6" style:family="paragraph" style:parent-style-name="Human_7e_LT_7e_Gliederung_20_5">
      <style:paragraph-properties fo:margin-left="7.2cm" fo:margin-right="0cm" fo:text-indent="-0.6cm" style:auto-text-indent="false">
        <style:tab-stops/>
      </style:paragraph-properties>
    </style:style>
    <style:style style:name="Human_7e_LT_7e_Gliederung_20_7" style:display-name="Human~LT~Gliederung 7" style:family="paragraph" style:parent-style-name="Human_7e_LT_7e_Gliederung_20_6">
      <style:paragraph-properties fo:margin-left="8.4cm" fo:margin-right="0cm" fo:text-indent="-0.6cm" style:auto-text-indent="false">
        <style:tab-stops/>
      </style:paragraph-properties>
    </style:style>
    <style:style style:name="Human_7e_LT_7e_Gliederung_20_8" style:display-name="Human~LT~Gliederung 8" style:family="paragraph" style:parent-style-name="Human_7e_LT_7e_Gliederung_20_7">
      <style:paragraph-properties fo:margin-left="9.601cm" fo:margin-right="0cm" fo:text-indent="-0.6cm" style:auto-text-indent="false">
        <style:tab-stops/>
      </style:paragraph-properties>
    </style:style>
    <style:style style:name="Human_7e_LT_7e_Gliederung_20_9" style:display-name="Human~LT~Gliederung 9" style:family="paragraph" style:parent-style-name="Human_7e_LT_7e_Gliederung_20_8">
      <style:paragraph-properties fo:margin-left="10.8cm" fo:margin-right="0cm" fo:text-indent="-0.6cm" style:auto-text-indent="false">
        <style:tab-stops/>
      </style:paragraph-properties>
    </style:style>
    <style:style style:name="Human_7e_LT_7e_Titel" style:display-name="Human~LT~Titel"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Human_7e_LT_7e_Untertitel" style:display-name="Human~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Human_7e_LT_7e_Notizen" style:display-name="Human~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Human_7e_LT_7e_Hintergrundobjekte" style:display-name="Human~LT~Hintergrundobjekte" style:family="paragraph">
      <style:paragraph-properties style:text-autospace="none"/>
    </style:style>
    <style:style style:name="Human_7e_LT_7e_Hintergrund" style:display-name="Human~LT~Hintergrund" style:family="paragraph">
      <style:paragraph-properties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ytu_3f_" style:display-name="WW-Tytu?"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Podtytu_3f_" style:display-name="Podtytu?"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biekty_20_t_3f_a" style:display-name="Obiekty t?a" style:family="paragraph">
      <style:paragraph-properties style:text-autospace="none"/>
    </style:style>
    <style:style style:name="T_3f_o" style:display-name="T?o" style:family="paragraph">
      <style:paragraph-properties style:text-autospace="none"/>
    </style:style>
    <style:style style:name="Notatki"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Konspekt_20_1" style:display-name="Konspekt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Konspekt_20_2" style:display-name="Konspekt 2" style:family="paragraph" style:parent-style-name="Konspekt_20_1">
      <style:paragraph-properties fo:margin-top="0cm" fo:margin-bottom="0.4cm"/>
      <style:text-properties fo:font-size="28pt" style:font-size-asian="28pt" style:font-size-complex="28pt"/>
    </style:style>
    <style:style style:name="Konspekt_20_3" style:display-name="Konspekt 3" style:family="paragraph" style:parent-style-name="Konspekt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Konspekt_20_4" style:display-name="Konspekt 4" style:family="paragraph" style:parent-style-name="Konspekt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Konspekt_20_5" style:display-name="Konspekt 5" style:family="paragraph" style:parent-style-name="Konspekt_20_4">
      <style:paragraph-properties fo:margin-left="6.001cm" fo:margin-right="0cm" fo:margin-top="0cm" fo:margin-bottom="0.101cm" fo:text-indent="-0.6cm" style:auto-text-indent="false">
        <style:tab-stops/>
      </style:paragraph-properties>
    </style:style>
    <style:style style:name="Konspekt_20_6" style:display-name="Konspekt 6" style:family="paragraph" style:parent-style-name="Konspekt_20_5">
      <style:paragraph-properties fo:margin-left="7.2cm" fo:margin-right="0cm" fo:text-indent="-0.6cm" style:auto-text-indent="false">
        <style:tab-stops/>
      </style:paragraph-properties>
    </style:style>
    <style:style style:name="Konspekt_20_7" style:display-name="Konspekt 7" style:family="paragraph" style:parent-style-name="Konspekt_20_6">
      <style:paragraph-properties fo:margin-left="8.4cm" fo:margin-right="0cm" fo:text-indent="-0.6cm" style:auto-text-indent="false">
        <style:tab-stops/>
      </style:paragraph-properties>
    </style:style>
    <style:style style:name="Konspekt_20_8" style:display-name="Konspekt 8" style:family="paragraph" style:parent-style-name="Konspekt_20_7">
      <style:paragraph-properties fo:margin-left="9.601cm" fo:margin-right="0cm" fo:text-indent="-0.6cm" style:auto-text-indent="false">
        <style:tab-stops/>
      </style:paragraph-properties>
    </style:style>
    <style:style style:name="Konspekt_20_9" style:display-name="Konspekt 9" style:family="paragraph" style:parent-style-name="Konspekt_20_8">
      <style:paragraph-properties fo:margin-left="10.8cm" fo:margin-right="0cm" fo:text-indent="-0.6cm" style:auto-text-indent="false">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ize="12pt" style:font-name-asian="OpenSymbol" style:font-size-asian="12pt" style:font-name-complex="OpenSymbol"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econd_20_page"/>
    <style:master-page style:name="Spis_20_treści" style:display-name="Spis treści" style:page-layout-name="Mpm2" style:next-style-name="Fourth_20_page"/>
    <style:master-page style:name="Second_20_page" style:display-name="Second page" style:page-layout-name="Mpm3" style:next-style-name="Spis_20_treści"/>
    <style:master-page style:name="Fourth_20_page" style:display-name="Fourth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15T13:31:01.11</meta:creation-date>
    <meta:editing-duration>PT02H23M37S</meta:editing-duration>
    <meta:editing-cycles>4</meta:editing-cycles>
    <meta:generator>OpenOffice.org/3.2$Win32 OpenOffice.org_project/320m18$Build-9502</meta:generator>
    <dc:date>2011-06-15T16:10:15.97</dc:date>
    <dc:creator>Krzysztof Kusiak</dc:creator>
    <meta:document-statistic meta:table-count="1" meta:image-count="0" meta:object-count="0" meta:page-count="7" meta:paragraph-count="68" meta:word-count="766" meta:character-count="5987"/>
  </office:meta>
</office:document-meta>
</file>